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0/08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JESUS TRINIDAD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SANCHEZ GUZMAN, RAMOS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IX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1/08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SANCHEZ GUZMAN, RAMOS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1</text:p>
          </table:table-cell>
        </table:table-row>
        <table:table-row>
          <table:table-cell table:style-name="Tabla1.A2" office:value-type="float" office:value="0">
            <text:p text:style-name="P7">PAVOS BB</text:p>
          </table:table-cell>
          <table:table-cell table:style-name="Tabla1.B2" office:value-type="string">
            <text:p text:style-name="P9">Cant.Cajas: <text:span text:style-name="T11">1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/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272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6:5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8:2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20T23:07:04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